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o1" style:family="table">
      <style:table-properties style:width="16.999cm" table:align="margins"/>
    </style:style>
    <style:style style:name="Tablo1.A" style:family="table-column">
      <style:table-column-properties style:column-width="4.249cm" style:rel-column-width="16383*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D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" table:style-name="Tablo1">
        <table:table-column table:style-name="Tablo1.A" table:number-columns-repeated="4"/>
        <table:table-row>
          <table:table-cell table:style-name="Tablo1.A1" office:value-type="string">
            <text:p text:style-name="Table_20_Contents">OPCODE</text:p>
          </table:table-cell>
          <table:table-cell table:style-name="Tablo1.A1" office:value-type="string">
            <text:p text:style-name="Table_20_Contents">DECRIPTION</text:p>
          </table:table-cell>
          <table:table-cell table:style-name="Tablo1.A1" office:value-type="string">
            <text:p text:style-name="Table_20_Contents">EXAMPLE</text:p>
          </table:table-cell>
          <table:table-cell table:style-name="Tablo1.D1" office:value-type="string">
            <text:p text:style-name="Table_20_Contents">RESPONSE</text:p>
          </table:table-cell>
        </table:table-row>
        <table:table-row>
          <table:table-cell table:style-name="Tablo1.A2" office:value-type="string">
            <text:p text:style-name="Table_20_Contents">SETSMS</text:p>
          </table:table-cell>
          <table:table-cell table:style-name="Tablo1.A2" office:value-type="string">
            <text:p text:style-name="Table_20_Contents">The sms value send protocol ,this protocol starts with "SETSMS" ,opcode next two char are number of sms to send , </text:p>
            <text:p text:style-name="Table_20_Contents">next bytes are the sms numbers according to previos bytes all of the SMS numbers are must be <text:s/>max 16 char's and each of the number will seperate with an comma "," after that 6byte CRC and last 2 byte must be a &lt;CR&gt;&lt;LF&gt; char "\r\n"<text:line-break/><text:line-break/></text:p>
          </table:table-cell>
          <table:table-cell table:style-name="Tablo1.A2" office:value-type="string">
            <text:p text:style-name="Table_20_Contents">"SETSMS04+905554336744,+905554336743,+ 905554336742,+ 905554336741,0x8732"\r\n</text:p>
          </table:table-cell>
          <table:table-cell table:style-name="Tablo1.D2" office:value-type="string">
            <text:p text:style-name="Table_20_Contents">If slave device able to achive get message properly it wil return an enum whilch will be ,</text:p>
            <text:p text:style-name="Table_20_Contents">OK-&gt; 0</text:p>
            <text:p text:style-name="Table_20_Contents">FORMAT_ERR-&gt;1</text:p>
            <text:p text:style-name="Table_20_Contents">CRC_ERR-&gt;2</text:p>
            <text:p text:style-name="Table_20_Contents">UNKNOWN_ERR-&gt;3</text:p>
          </table:table-cell>
        </table:table-row>
        <table:table-row>
          <table:table-cell table:style-name="Tablo1.A2" office:value-type="string">
            <text:p text:style-name="Table_20_Contents">SETSMSG</text:p>
          </table:table-cell>
          <table:table-cell table:style-name="Tablo1.A2" office:value-type="string">
            <text:p text:style-name="Table_20_Contents">The message protocol starts with first the activation which is 2 char max <text:s/>number which indicate which sms will be actived</text:p>
            <text:p text:style-name="Table_20_Contents">the numbers start from 0 to 63 (max 5 sms activation) 5 bit represent 5 sms max and the format is text for this.</text:p>
            <text:p text:style-name="Table_20_Contents"><text:s text:c="2"/>3 digit is the lenght of sms which can be max 236 char and <text:s/>after that 6byte CRC and last 2 byte must be a &lt;CR&gt;&lt;LF&gt; char "\r\n"<text:line-break/></text:p>
          </table:table-cell>
          <table:table-cell table:style-name="Tablo1.A2" office:value-type="string">
            <text:p text:style-name="Table_20_Contents">"SETSMSG2065helloworld1helloworld2helloworld2helloworld3helloworl4helloworl50x2126"\r\n</text:p>
            <text:p text:style-name="Table_20_Contents"/>
            <text:p text:style-name="Table_20_Contents">NOT:20 -&gt;10100 1'ler aftif sms nolar</text:p>
          </table:table-cell>
          <table:table-cell table:style-name="Tablo1.D2" office:value-type="string">
            <text:p text:style-name="Table_20_Contents">If slave device able to achive get message properly it wil return an enum whilch will be ,</text:p>
            <text:p text:style-name="Table_20_Contents">OK-&gt; 0</text:p>
            <text:p text:style-name="Table_20_Contents">FORMAT_ERR-&gt;1</text:p>
            <text:p text:style-name="Table_20_Contents">CRC_ERR-&gt;2</text:p>
            <text:p text:style-name="Table_20_Contents">MSG_LENGT_MISMACTH-&gt;3</text:p>
            <text:p text:style-name="Table_20_Contents">UNKNOWN_ERR-&gt;4</text:p>
          </table:table-cell>
        </table:table-row>
        <table:table-row>
          <table:table-cell table:style-name="Tablo1.A2" office:value-type="string">
            <text:p text:style-name="Table_20_Contents">SETITIME</text:p>
          </table:table-cell>
          <table:table-cell table:style-name="Tablo1.A2" office:value-type="string">
            <text:p text:style-name="Table_20_Contents">The message protocol starts with first the time interval of SMS which is 5 byte the number is in milisecond after that 5 byte for network time interval which is in millisecond also. after that 6byte CRC and last 2 byte must be a &lt;CR&gt;&lt;LF&gt; char "\r\n</text:p>
          </table:table-cell>
          <table:table-cell table:style-name="Tablo1.A2" office:value-type="string">
            <text:p text:style-name="Table_20_Contents">"SETITIME00500010000x6b2b"\r\n</text:p>
          </table:table-cell>
          <table:table-cell table:style-name="Tablo1.D2" office:value-type="string">
            <text:p text:style-name="Table_20_Contents">If slave device able to achive get message properly it wil return an enum whilch will be ,</text:p>
            <text:p text:style-name="Table_20_Contents">OK-&gt; 0</text:p>
            <text:p text:style-name="Table_20_Contents">FORMAT_ERR-&gt;1</text:p>
            <text:p text:style-name="Table_20_Contents">CRC_ERR-&gt;2</text:p>
            <text:p text:style-name="Table_20_Contents">UNKNOWN_ERR-&gt;3</text:p>
          </table:table-cell>
        </table:table-row>
        <text:soft-page-break/>
        <table:table-row>
          <table:table-cell table:style-name="Tablo1.A2" office:value-type="string">
            <text:p text:style-name="Table_20_Contents">SETNET</text:p>
          </table:table-cell>
          <table:table-cell table:style-name="Tablo1.A2" office:value-type="string">
            <text:p text:style-name="Table_20_Contents">The sms value send protocol ,this protocol starts with "SETNET" ,opcode next two char are number of network to send, </text:p>
            <text:p text:style-name="Table_20_Contents">next bytes are the nework ip no and port no <text:s/>ip numbers are must be <text:s/>max 15 char's and port <text:s/>names are 5 chars and each of the block will seperate with an comma "," after that 6byte CRC and last 2 byte must be a &lt;CR&gt;&lt;LF&gt; char "\r\n</text:p>
          </table:table-cell>
          <table:table-cell table:style-name="Tablo1.A2" office:value-type="string">
            <text:p text:style-name="Table_20_Contents">"SETNET02192.168.001.03008080,192.168.123.08098904,0xC03E"\r\n</text:p>
          </table:table-cell>
          <table:table-cell table:style-name="Tablo1.D2" office:value-type="string">
            <text:p text:style-name="Table_20_Contents">If slave device able to achive get message properly it wil return an enum whilch will be ,</text:p>
            <text:p text:style-name="Table_20_Contents">OK-&gt; 0</text:p>
            <text:p text:style-name="Table_20_Contents">FORMAT_ERR-&gt;1</text:p>
            <text:p text:style-name="Table_20_Contents">CRC_ERR-&gt;2</text:p>
            <text:p text:style-name="Table_20_Contents">UNKNOWN_ERR-&gt;3</text:p>
          </table:table-cell>
        </table:table-row>
        <table:table-row>
          <table:table-cell table:style-name="Tablo1.A2" office:value-type="string">
            <text:p text:style-name="Table_20_Contents">SETNMSG</text:p>
          </table:table-cell>
          <table:table-cell table:style-name="Tablo1.A2" office:value-type="string">
            <text:p text:style-name="Table_20_Contents">The message protocol starts with first the activation which is 2 char max <text:s/>number which indicate which sms will be actived</text:p>
            <text:p text:style-name="Table_20_Contents">the numbers start from 0 to 63 (max 5 sms activation) 5 bit represent 5 sms max and the format is text for this.</text:p>
            <text:p text:style-name="Table_20_Contents"><text:s text:c="2"/>3 digit is the lenght of sms which can be max 236 char and <text:s/>after that 6byte CRC and last 2 byte must be a &lt;CR&gt;&lt;LF&gt; char "\r\n"</text:p>
          </table:table-cell>
          <table:table-cell table:style-name="Tablo1.A2" office:value-type="string">
            <text:p text:style-name="Table_20_Contents">"SETSMSG6365helloworld1helloworld2helloworld2helloworld3helloworl4helloworl50x2126"\r\n</text:p>
            <text:p text:style-name="Table_20_Contents"/>
            <text:p text:style-name="Table_20_Contents">NOT:20 -&gt;11111 1'ler aftif network noları</text:p>
          </table:table-cell>
          <table:table-cell table:style-name="Tablo1.D2" office:value-type="string">
            <text:p text:style-name="Standard">If slave device able to achive get message properly it wil return an enum whilch will be ,</text:p>
            <text:p text:style-name="Table_20_Contents">OK-&gt; 0</text:p>
            <text:p text:style-name="Table_20_Contents">FORMAT_ERR-&gt;1</text:p>
            <text:p text:style-name="Table_20_Contents">CRC_ERR-&gt;2</text:p>
            <text:p text:style-name="Table_20_Contents">MSG_LENGT_MISMACTH-&gt;3</text:p>
            <text:p text:style-name="Table_20_Contents">UNKNOWN_ERR-&gt;4</text:p>
          </table:table-cell>
        </table:table-row>
        <table:table-row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D2" office:value-type="string">
            <text:p text:style-name="Table_20_Contents"/>
          </table:table-cell>
        </table:table-row>
        <table:table-row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D2" office:value-type="string">
            <text:p text:style-name="Table_20_Contents"/>
          </table:table-cell>
        </table:table-row>
        <table:table-row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D2" office:value-type="string">
            <text:p text:style-name="Table_20_Contents"/>
          </table:table-cell>
        </table:table-row>
        <table:table-row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A2" office:value-type="string">
            <text:p text:style-name="Table_20_Contents"/>
          </table:table-cell>
          <table:table-cell table:style-name="Tablo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M53S</meta:editing-duration>
    <meta:editing-cycles>13</meta:editing-cycles>
    <meta:generator>OpenOffice/4.1.6$Win32 OpenOffice.org_project/416m1$Build-9790</meta:generator>
    <dc:date>2019-04-04T00:18:52.78</dc:date>
    <meta:document-statistic meta:table-count="1" meta:image-count="0" meta:object-count="0" meta:page-count="2" meta:paragraph-count="54" meta:word-count="474" meta:character-count="2862"/>
    <meta:user-defined meta:name="Info 1"/>
    <meta:user-defined meta:name="Info 2"/>
    <meta:user-defined meta:name="Info 3"/>
    <meta:user-defined meta:name="Info 4"/>
  </office:meta>
</office:document-meta>
</file>